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Текстовое описание проекта Figma: "Веб-приложение с текстовым вводом, картой и погодой"</text:span></text:p>
      <text:p text:style-name="Horizontal_20_Line"/>
      <text:h text:style-name="Heading_20_3" text:outline-level="3"><text:span text:style-name="Strong_20_Emphasis">1. Общая структура страницы</text:span></text:h>
      <text:p text:style-name="Text_20_body"><text:span text:style-name="Strong_20_Emphasis">Макет:</text:span> Одностраничное веб-приложение с тремя основными блоками:</text:p>
      <text:list xml:id="list3142687782" text:style-name="L1">
        <text:list-item>
          <text:p text:style-name="P1"><text:span text:style-name="Strong_20_Emphasis">Текстовый ввод</text:span> (верхняя часть, слева).</text:p>
        </text:list-item>
        <text:list-item>
          <text:p text:style-name="P1"><text:span text:style-name="Strong_20_Emphasis">Блок погоды</text:span> (верхняя часть, справа).</text:p>
        </text:list-item>
        <text:list-item>
          <text:p text:style-name="P1"><text:span text:style-name="Strong_20_Emphasis">Карта Google Maps</text:span> (занимает нижнюю половину экрана).</text:p>
        </text:list-item>
      </text:list>
      <text:p text:style-name="Text_20_body"><text:span text:style-name="Strong_20_Emphasis">Адаптивность:</text:span></text:p>
      <text:list xml:id="list389872500" text:style-name="L2">
        <text:list-item>
          <text:p text:style-name="P2">На мобильных устройствах блоки располагаются вертикально: текст → погода → карта.</text:p>
        </text:list-item>
        <text:list-item>
          <text:p text:style-name="P2">Используются гибкие контейнеры (flexbox/grid) для адаптации под разные разрешения.</text:p>
        </text:list-item>
      </text:list>
      <text:p text:style-name="Text_20_body"><text:span text:style-name="Strong_20_Emphasis">Стиль:</text:span></text:p>
      <text:list xml:id="list1359437906" text:style-name="L3">
        <text:list-item>
          <text:p text:style-name="P3">Минимализм: чистые линии, нейтральные цвета (белый фон, акценты в #4A90E2 для кнопок, серые границы).</text:p>
        </text:list-item>
        <text:list-item>
          <text:p text:style-name="P3">Шрифты: Roboto (основной текст), Open Sans (заголовки).</text:p>
        </text:list-item>
      </text:list>
      <text:p text:style-name="Horizontal_20_Line"/>
      <text:h text:style-name="Heading_20_3" text:outline-level="3"><text:span text:style-name="Strong_20_Emphasis">2. Блок текстового ввода</text:span></text:h>
      <text:p text:style-name="Text_20_body"><text:span text:style-name="Strong_20_Emphasis">Элементы:</text:span></text:p>
      <text:list xml:id="list2146457572" text:style-name="L4">
        <text:list-item>
          <text:p text:style-name="P4"><text:span text:style-name="Strong_20_Emphasis">Поле "Заголовок"</text:span>:</text:p>
          <text:list>
            <text:list-item>
              <text:p text:style-name="P4">Placeholder: "Введите заголовок...".</text:p>
            </text:list-item>
            <text:list-item>
              <text:p text:style-name="P4">Высота: 40px, ширина: 100%.</text:p>
            </text:list-item>
          </text:list>
        </text:list-item>
        <text:list-item>
          <text:p text:style-name="P4"><text:span text:style-name="Strong_20_Emphasis">Текстовое поле "Содержание"</text:span>:</text:p>
          <text:list>
            <text:list-item>
              <text:p text:style-name="P4">Placeholder: "Напишите ваш текст здесь...".</text:p>
            </text:list-item>
            <text:list-item>
              <text:p text:style-name="P4">Многострочное, высота: 120px.</text:p>
            </text:list-item>
          </text:list>
        </text:list-item>
        <text:list-item>
          <text:p text:style-name="P4"><text:span text:style-name="Strong_20_Emphasis">Кнопка "Сохранить"</text:span>:</text:p>
          <text:list>
            <text:list-item>
              <text:p text:style-name="P4">Стиль: Синий фон, белый текст, скругленные углы (8px).</text:p>
            </text:list-item>
            <text:list-item>
              <text:p text:style-name="P4">Состояния: hover (тень), active (нажатие), loading (индикатор).</text:p>
            </text:list-item>
          </text:list>
        </text:list-item>
      </text:list>
      <text:p text:style-name="Text_20_body"><text:span text:style-name="Strong_20_Emphasis">Взаимодействие:</text:span></text:p>
      <text:list xml:id="list2295643801" text:style-name="L5">
        <text:list-item>
          <text:p text:style-name="P5">При успешном сохранении: всплывающее уведомление "Данные сохранены!" (зеленый фон).</text:p>
        </text:list-item>
        <text:list-item>
          <text:p text:style-name="P5">При ошибке: уведомление "Ошибка соединения с базой" (красный фон).</text:p>
        </text:list-item>
      </text:list>
      <text:p text:style-name="Horizontal_20_Line"><text:soft-page-break/></text:p>
      <text:h text:style-name="Heading_20_3" text:outline-level="3"><text:span text:style-name="Strong_20_Emphasis">3. Блок погоды</text:span></text:h>
      <text:p text:style-name="Text_20_body"><text:span text:style-name="Strong_20_Emphasis">Дизайн:</text:span></text:p>
      <text:list xml:id="list2706501924" text:style-name="L6">
        <text:list-item>
          <text:p text:style-name="P6">Контейнер с иконкой, температурой и описанием (например, ☀️ +24°C, солнечно).</text:p>
        </text:list-item>
        <text:list-item>
          <text:p text:style-name="P6">Автоматическое определение местоположения через геолокацию (или поле для ввода города).</text:p>
        </text:list-item>
      </text:list>
      <text:p text:style-name="Text_20_body"><text:span text:style-name="Strong_20_Emphasis">Элементы:</text:span></text:p>
      <text:list xml:id="list953690980" text:style-name="L7">
        <text:list-item>
          <text:p text:style-name="P7"><text:span text:style-name="Strong_20_Emphasis">Иконка погоды</text:span>: Динамическая (зависит от API, например, дождь → 🌧️).</text:p>
        </text:list-item>
        <text:list-item>
          <text:p text:style-name="P7"><text:span text:style-name="Strong_20_Emphasis">Температура</text:span>: Крупный шрифт (32px, полужирный).</text:p>
        </text:list-item>
        <text:list-item>
          <text:p text:style-name="P7"><text:span text:style-name="Strong_20_Emphasis">Описание</text:span>: Мелкий текст под температурой (например, "легкий дождь").</text:p>
        </text:list-item>
      </text:list>
      <text:p text:style-name="Text_20_body"><text:span text:style-name="Strong_20_Emphasis">Примечание:</text:span></text:p>
      <text:list xml:id="list2741903611" text:style-name="L8">
        <text:list-item>
          <text:p text:style-name="P8">Используется API OpenWeatherMap.</text:p>
        </text:list-item>
        <text:list-item>
          <text:p text:style-name="P8">При загрузке: скелетон-заглушка (серые прямоугольники).</text:p>
        </text:list-item>
      </text:list>
      <text:p text:style-name="Horizontal_20_Line"/>
      <text:h text:style-name="Heading_20_3" text:outline-level="3"><text:span text:style-name="Strong_20_Emphasis">4. Карта Google Maps</text:span></text:h>
      <text:p text:style-name="Text_20_body"><text:span text:style-name="Strong_20_Emphasis">Дизайн:</text:span></text:p>
      <text:list xml:id="list3235106373" text:style-name="L9">
        <text:list-item>
          <text:p text:style-name="P9">Интерактивная карта в рамке с тенями.</text:p>
        </text:list-item>
        <text:list-item>
          <text:p text:style-name="P9">Центр карты: координаты пользователя (или город по умолчанию, например, Москва).</text:p>
        </text:list-item>
        <text:list-item>
          <text:p text:style-name="P9">Маркер с подписью "Ваше местоположение".</text:p>
        </text:list-item>
      </text:list>
      <text:p text:style-name="Text_20_body"><text:span text:style-name="Strong_20_Emphasis">Функционал:</text:span></text:p>
      <text:list xml:id="list1079964657" text:style-name="L10">
        <text:list-item>
          <text:p text:style-name="P10">Возможность масштабирования/перемещения.</text:p>
        </text:list-item>
        <text:list-item>
          <text:p text:style-name="P10">Интеграция через Google Maps JavaScript API.</text:p>
        </text:list-item>
      </text:list>
      <text:p text:style-name="Horizontal_20_Line"/>
      <text:h text:style-name="Heading_20_3" text:outline-level="3"><text:span text:style-name="Strong_20_Emphasis">5. Технические примечания для разработчика</text:span></text:h>
      <text:list xml:id="list2095752560" text:style-name="L11">
        <text:list-item>
          <text:p text:style-name="P11"><text:span text:style-name="Strong_20_Emphasis">Сохранение текста</text:span>:</text:p>
          <text:list>
            <text:list-item>
              <text:p text:style-name="P11">Бэкенд: REST API на Node.js/Express.js.</text:p>
            </text:list-item>
            <text:list-item>
              <text:p text:style-name="P11">База данных: PostgreSQL/MongoDB.</text:p>
            </text:list-item>
            <text:list-item>
              <text:p text:style-name="P11">Эндпоинт: POST <text:span text:style-name="Source_20_Text">/api/save-text</text:span>.</text:p>
            </text:list-item>
          </text:list>
        </text:list-item>
        <text:list-item>
          <text:p text:style-name="P11"><text:span text:style-name="Strong_20_Emphasis">Погода</text:span>:</text:p>
          <text:list>
            <text:list-item>
              <text:p text:style-name="P11">API: OpenWeatherMap (ключ требуется).</text:p>
            </text:list-item>
            <text:list-item>
              <text:p text:style-name="P11"><text:soft-page-break/>Эндпоинт: GET <text:span text:style-name="Source_20_Text">https://api.openweathermap.org/data/2.5/weather?q={city}&amp;appid={key}</text:span>.</text:p>
            </text:list-item>
          </text:list>
        </text:list-item>
        <text:list-item>
          <text:p text:style-name="P11"><text:span text:style-name="Strong_20_Emphasis">Карта</text:span>:</text:p>
          <text:list>
            <text:list-item>
              <text:p text:style-name="P11">Ключ Google Maps API.</text:p>
            </text:list-item>
            <text:list-item>
              <text:p text:style-name="P11">Инициализация карты через <text:span text:style-name="Source_20_Text">google.maps.Map()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Ссылки на ресурсы</text:span></text:h>
      <text:list xml:id="list1809336113" text:style-name="L12">
        <text:list-item>
          <text:p text:style-name="P12">Иконки: <text:a xlink:type="simple" xlink:href="https://fontawesome.com/" office:target-frame-name="_blank" xlink:show="new" text:style-name="Internet_20_link" text:visited-style-name="Visited_20_Internet_20_Link">Font Awesome</text:a> для погодных символов.</text:p>
        </text:list-item>
        <text:list-item>
          <text:p text:style-name="P12">Шрифты: Google Fonts (Roboto, Open Sans).</text:p>
        </text:list-item>
        <text:list-item>
          <text:p text:style-name="P12">Цветовая схема: <text:a xlink:type="simple" xlink:href="https://coolors.co/" office:target-frame-name="_blank" xlink:show="new" text:style-name="Internet_20_link" text:visited-style-name="Visited_20_Internet_20_Link">Coolors.co</text:a> (палитра #4A90E2, #F5F5F5, #333333).</text:p>
        </text:list-item>
      </text:list>
      <text:p text:style-name="Horizontal_20_Line"/>
      <text:p text:style-name="Text_20_body"><text:span text:style-name="Strong_20_Emphasis">Макет в Figma:</text:span></text:p>
      <text:list xml:id="list67856514" text:style-name="L13">
        <text:list-item>
          <text:p text:style-name="P13">Создать фрейм с разрешением 1440x900 (десктоп) и 375x812 (мобильный).</text:p>
        </text:list-item>
        <text:list-item>
          <text:p text:style-name="P13">Для карты использовать плейсхолдер с логотипом Google Maps.</text:p>
        </text:list-item>
        <text:list-item>
          <text:p text:style-name="P13">Добавить интерактивные прототипы кнопок и полей ввода.</text:p>
        </text:list-item>
      </text:list>
      <text:p text:style-name="Text_20_body">✅ Готовый дизайн можно передать разработчику для интеграции с API и базой данных.</text:p>
      <text:p text:style-name="Standard"/>
      <text:p text:style-name="Standard"/>
      <text:p text:style-name="Standard"/>
      <text:p text:style-name="Text_20_body">Хорошо, пользователь попросил переписать бэкэнд на Java. Нужно понять, как адаптировать существующий Node.js/Express код на Java, используя подходящие фреймворки и инструменты.</text:p>
      <text:p text:style-name="Text_20_body">Первым делом, посмотрю на исходный бэкэнд. Там используется Express для обработки POST-запросов, Mongoose для работы с MongoDB. В Java аналогом Express может быть Spring Boot, а для MongoDB можно использовать Spring Data MongoDB.</text:p>
      <text:p text:style-name="Text_20_body">Нужно создать модель данных аналогичную Mongoose схеме. В Spring Data это делается через аннотации @Document, @Id. Потом нужно реализовать репозиторий, который будет сохранять данные в MongoDB.</text:p>
      <text:p text:style-name="Text_20_body">Далее, нужно создать контроллер, который обрабатывает POST-запросы на /api/save-text. В Spring Boot это делается с помощью @RestController и @PostMapping.</text:p>
      <text:p text:style-name="Text_20_body">Также нужно учесть настройки подключения к MongoDB. В Node.js используется переменная окружения MONGODB_URI, в Spring Boot это можно указать в application.properties.</text:p>
      <text:p text:style-name="Text_20_body">Проверю, какие зависимости нужны для Spring Boot и MongoDB. В Maven нужно добавить spring-boot-starter-web, spring-boot-starter-data-mongodb.</text:p>
      <text:p text:style-name="Text_20_body"><text:soft-page-break/>Важно обработать исключения, чтобы возвращать корректные HTTP-статусы, как в оригинальном коде: 201 при успешном сохранении, 500 при ошибке.</text:p>
      <text:p text:style-name="Text_20_body">Также нужно убедиться, что CORS настроен правильно, чтобы фронтенд мог обращаться к бэкенду. В Spring Boot это можно сделать через @CrossOrigin аннотацию или глобальную конфигурацию.</text:p>
      <text:p text:style-name="Text_20_body">Проверю, как в оригинале создается экземпляр приложения и слушается порт. В Spring Boot это автоматически настраивается через main-класс с @SpringBootApplication.</text:p>
      <text:p text:style-name="Text_20_body">Теперь продумаю структуру проекта:</text:p>
      <text:p text:style-name="Text_20_body">1. Модель TextEntry с полями title, content, createdAt.</text:p>
      <text:p text:style-name="Text_20_body">2. Репозиторий TextEntryRepository, расширяющий MongoRepository.</text:p>
      <text:p text:style-name="Text_20_body">3. Контроллер TextController с методом saveText.</text:p>
      <text:p text:style-name="Text_20_body">4. Настройки в application.properties для MongoDB и порта.</text:p>
      <text:p text:style-name="Text_20_body">5. Обработка исключений через @ControllerAdvice.</text:p>
      <text:p text:style-name="Text_20_body">Убедился, что все зависимости правильно указаны. Теперь напишу код, следуя этим пунктам.</text:p>
      <text:p text:style-name="Text_20_body">Реализуем бэкенд на Java с использованием Spring Boot и Spring Data MongoDB. Вот исходный код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09:43:13.567942889</meta:creation-date>
    <dc:date>2025-03-03T09:51:43.201661085</dc:date>
    <meta:editing-duration>PT8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82" meta:word-count="640" meta:character-count="4787" meta:non-whitespace-character-count="4275"/>
  </office:meta>
</office:document-meta>
</file>